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Victims</text:p>
          </table:table-cell>
          <table:covered-table-cell table:number-columns-repeated="5"/>
          <table:table-cell table:style-name="ce22" office:value-type="string">
            <text:p>Percent Change</text:p>
          </table:table-cell>
          <table:table-cell table:style-name="ce22" office:value-type="string">
            <text:p>Percent Distribution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ost Serious Offense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3" office:value-type="string">
            <text:p>Total</text:p>
          </table:table-cell>
          <table:table-cell table:style-name="ce21" office:value-type="string">
            <text:p>2006-2010</text:p>
          </table:table-cell>
          <table:table-cell table:style-name="ce21" office:value-type="string">
            <text:p>Total</text:p>
          </table:table-cell>
          <table:table-cell table:number-columns-repeated="6" table:style-name="ce24"/>
        </table:table-row>
        <table:table-row table:style-name="ro2">
          <table:table-cell table:style-name="ce23" office:value-type="string">
            <text:p>Homicide Offenses 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25">
            <text:p>125</text:p>
          </table:table-cell>
          <table:table-cell table:style-name="ce25" table:formula="oooc:=+39.1" office:value-type="string">
            <text:p>39.1</text:p>
          </table:table-cell>
          <table:table-cell table:style-name="ce24" office:value-type="percentage" office:value="0.001">
            <text:p>0.1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Murder and Non-negligent Manslaughter 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120">
            <text:p>120</text:p>
          </table:table-cell>
          <table:table-cell table:style-name="ce28" table:formula="oooc:=+36.4" office:value-type="string">
            <text:p>36.4</text:p>
          </table:table-cell>
          <table:table-cell table:style-name="ce29" office:value-type="percentage" office:value="0.001">
            <text:p>0.1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Negligent Manslaughter 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/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2" table:formula="oooc:=+0" office:value-type="string">
            <text:p>0</text:p>
          </table:table-cell>
          <table:table-cell table:style-name="ce29" office:value-type="percentage" office:value="0">
            <text:p>0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Justifiable Homicide </text:p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2" office:value-type="string">
            <text:p>na </text:p>
          </table:table-cell>
          <table:table-cell table:style-name="ce29" office:value-type="percentage" office:value="0">
            <text:p>0.0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Sexual Assault Offenses </text:p>
          </table:table-cell>
          <table:table-cell table:style-name="ce27" office:value-type="float" office:value="288">
            <text:p>288</text:p>
          </table:table-cell>
          <table:table-cell table:style-name="ce27" office:value-type="float" office:value="278">
            <text:p>278</text:p>
          </table:table-cell>
          <table:table-cell table:style-name="ce27" office:value-type="float" office:value="308">
            <text:p>308</text:p>
          </table:table-cell>
          <table:table-cell table:style-name="ce27" office:value-type="float" office:value="272">
            <text:p>272</text:p>
          </table:table-cell>
          <table:table-cell table:style-name="ce27" office:value-type="float" office:value="279">
            <text:p>279</text:p>
          </table:table-cell>
          <table:table-cell table:style-name="ce27" office:value-type="float" office:value="1425">
            <text:p>1,425</text:p>
          </table:table-cell>
          <table:table-cell table:style-name="ce27" office:value-type="float" office:value="-3.1">
            <text:p>-3</text:p>
          </table:table-cell>
          <table:table-cell table:style-name="ce29" office:value-type="percentage" office:value="0.015">
            <text:p>1.5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Forcible Sexual Assault </text:p>
          </table:table-cell>
          <table:table-cell table:style-name="ce27" office:value-type="float" office:value="242">
            <text:p>242</text:p>
          </table:table-cell>
          <table:table-cell table:style-name="ce27" office:value-type="float" office:value="239">
            <text:p>239</text:p>
          </table:table-cell>
          <table:table-cell table:style-name="ce27" office:value-type="float" office:value="267">
            <text:p>267</text:p>
          </table:table-cell>
          <table:table-cell table:style-name="ce27" office:value-type="float" office:value="235">
            <text:p>235</text:p>
          </table:table-cell>
          <table:table-cell table:style-name="ce27" office:value-type="float" office:value="243">
            <text:p>243</text:p>
          </table:table-cell>
          <table:table-cell table:style-name="ce27" office:value-type="float" office:value="1226">
            <text:p>1,226</text:p>
          </table:table-cell>
          <table:table-cell table:style-name="ce27" table:formula="oooc:=+0.4"/>
          <table:table-cell table:style-name="ce29" office:value-type="percentage" office:value="0.013">
            <text:p>1.3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Forcible Rape </text:p>
          </table:table-cell>
          <table:table-cell table:style-name="ce27" office:value-type="float" office:value="142">
            <text:p>142</text:p>
          </table:table-cell>
          <table:table-cell table:style-name="ce26" office:value-type="float" office:value="149">
            <text:p>149</text:p>
          </table:table-cell>
          <table:table-cell table:style-name="ce27" office:value-type="float" office:value="176">
            <text:p>176</text:p>
          </table:table-cell>
          <table:table-cell table:style-name="ce26" office:value-type="float" office:value="146">
            <text:p>146</text:p>
          </table:table-cell>
          <table:table-cell table:style-name="ce27" office:value-type="float" office:value="142">
            <text:p>142</text:p>
          </table:table-cell>
          <table:table-cell table:style-name="ce27" office:value-type="float" office:value="755">
            <text:p>755</text:p>
          </table:table-cell>
          <table:table-cell table:style-name="ce30" table:formula="oooc:=+0" office:value-type="string">
            <text:p>0</text:p>
          </table:table-cell>
          <table:table-cell table:style-name="ce29" office:value-type="percentage" office:value="0.008">
            <text:p>0.8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Forcible Sodomy 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18">
            <text:p>18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111">
            <text:p>111</text:p>
          </table:table-cell>
          <table:table-cell table:style-name="ce22" table:formula="oooc:=+4" office:value-type="string">
            <text:p>4</text:p>
          </table:table-cell>
          <table:table-cell table:style-name="ce29" office:value-type="percentage" office:value="0.001">
            <text:p>0.1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Sexual Assault With An Object </text:p>
          </table:table-cell>
          <table:table-cell table:style-name="ce27" office:value-type="float" office:value="12">
            <text:p>12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7">
            <text:p>7</text:p>
          </table:table-cell>
          <table:table-cell table:style-name="ce27" office:value-type="float" office:value="64">
            <text:p>64</text:p>
          </table:table-cell>
          <table:table-cell table:style-name="ce27" office:value-type="float" office:value="-41.7">
            <text:p>-42</text:p>
          </table:table-cell>
          <table:table-cell table:style-name="ce29" office:value-type="percentage" office:value="0.001">
            <text:p>0.1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Forcible Fondling </text:p>
          </table:table-cell>
          <table:table-cell table:style-name="ce27" office:value-type="float" office:value="63">
            <text:p>63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68">
            <text:p>68</text:p>
          </table:table-cell>
          <table:table-cell table:style-name="ce27" office:value-type="float" office:value="296">
            <text:p>296</text:p>
          </table:table-cell>
          <table:table-cell table:style-name="ce28" table:formula="oooc:=+7.9" office:value-type="string">
            <text:p>7.9</text:p>
          </table:table-cell>
          <table:table-cell table:style-name="ce29" office:value-type="percentage" office:value="0.003">
            <text:p>0.3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Non-Forcible Sexual Assault </text:p>
          </table:table-cell>
          <table:table-cell table:style-name="ce26" office:value-type="float" office:value="46">
            <text:p>46</text:p>
          </table:table-cell>
          <table:table-cell table:style-name="ce26" office:value-type="float" office:value="39">
            <text:p>39</text:p>
          </table:table-cell>
          <table:table-cell table:style-name="ce26" office:value-type="float" office:value="41">
            <text:p>41</text:p>
          </table:table-cell>
          <table:table-cell table:style-name="ce27" office:value-type="float" office:value="37">
            <text:p>37</text:p>
          </table:table-cell>
          <table:table-cell table:style-name="ce26" office:value-type="float" office:value="36">
            <text:p>36</text:p>
          </table:table-cell>
          <table:table-cell table:style-name="ce27" office:value-type="float" office:value="199">
            <text:p>199</text:p>
          </table:table-cell>
          <table:table-cell table:style-name="ce26" office:value-type="float" office:value="-21.7">
            <text:p>-22</text:p>
          </table:table-cell>
          <table:table-cell table:style-name="ce29" office:value-type="percentage" office:value="0.002">
            <text:p>0.2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Incest </text:p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7" office:value-type="float" office:value="0">
            <text:p/>
          </table:table-cell>
          <table:table-cell table:style-name="ce26" office:value-type="float" office:value="0">
            <text:p/>
          </table:table-cell>
          <table:table-cell table:style-name="ce27" office:value-type="float" office:value="0">
            <text:p/>
          </table:table-cell>
          <table:table-cell table:style-name="ce22" office:value-type="string">
            <text:p>na </text:p>
          </table:table-cell>
          <table:table-cell table:style-name="ce28" office:value-type="string">
            <text:p>na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Statutory Rape </text:p>
          </table:table-cell>
          <table:table-cell table:style-name="ce26" office:value-type="float" office:value="46">
            <text:p>46</text:p>
          </table:table-cell>
          <table:table-cell table:style-name="ce26" office:value-type="float" office:value="39">
            <text:p>39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36">
            <text:p>36</text:p>
          </table:table-cell>
          <table:table-cell table:style-name="ce27" office:value-type="float" office:value="199">
            <text:p>199</text:p>
          </table:table-cell>
          <table:table-cell table:style-name="ce22" office:value-type="float" office:value="-21.7">
            <text:p>-21.7</text:p>
          </table:table-cell>
          <table:table-cell table:style-name="ce29" office:value-type="percentage" office:value="0.002">
            <text:p>0.2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Robbery </text:p>
          </table:table-cell>
          <table:table-cell table:style-name="ce27" office:value-type="float" office:value="74">
            <text:p>74</text:p>
          </table:table-cell>
          <table:table-cell table:style-name="ce27" office:value-type="float" office:value="66">
            <text:p>66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358">
            <text:p>358</text:p>
          </table:table-cell>
          <table:table-cell table:style-name="ce28" table:formula="oooc:=+6.8" office:value-type="string">
            <text:p>6.8</text:p>
          </table:table-cell>
          <table:table-cell table:style-name="ce29" office:value-type="percentage" office:value="0.004">
            <text:p>0.4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Assault Offenses </text:p>
          </table:table-cell>
          <table:table-cell table:style-name="ce27" office:value-type="float" office:value="17844">
            <text:p>17,844</text:p>
          </table:table-cell>
          <table:table-cell table:style-name="ce27" office:value-type="float" office:value="18665">
            <text:p>18,665</text:p>
          </table:table-cell>
          <table:table-cell table:style-name="ce27" office:value-type="float" office:value="19178">
            <text:p>19,178</text:p>
          </table:table-cell>
          <table:table-cell table:style-name="ce27" office:value-type="float" office:value="19112">
            <text:p>19,112</text:p>
          </table:table-cell>
          <table:table-cell table:style-name="ce27" office:value-type="float" office:value="19806">
            <text:p>19,806</text:p>
          </table:table-cell>
          <table:table-cell table:style-name="ce27" office:value-type="float" office:value="94605">
            <text:p>94,605</text:p>
          </table:table-cell>
          <table:table-cell table:style-name="ce31" table:formula="oooc:=+11" office:value-type="string">
            <text:p>1100.00%</text:p>
          </table:table-cell>
          <table:table-cell table:style-name="ce29" office:value-type="percentage" office:value="0.975">
            <text:p>97.5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Aggravated Assault </text:p>
          </table:table-cell>
          <table:table-cell table:style-name="ce27" office:value-type="float" office:value="1120">
            <text:p>1,120</text:p>
          </table:table-cell>
          <table:table-cell table:style-name="ce27" office:value-type="float" office:value="1044">
            <text:p>1,044</text:p>
          </table:table-cell>
          <table:table-cell table:style-name="ce27" office:value-type="float" office:value="1042">
            <text:p>1,042</text:p>
          </table:table-cell>
          <table:table-cell table:style-name="ce27" office:value-type="float" office:value="1059">
            <text:p>1,059</text:p>
          </table:table-cell>
          <table:table-cell table:style-name="ce27" office:value-type="float" office:value="1011">
            <text:p>1,011</text:p>
          </table:table-cell>
          <table:table-cell table:style-name="ce27" office:value-type="float" office:value="5276">
            <text:p>5,276</text:p>
          </table:table-cell>
          <table:table-cell table:style-name="ce28" office:value-type="float" office:value="-9.7">
            <text:p>-9.7</text:p>
          </table:table-cell>
          <table:table-cell table:style-name="ce29" office:value-type="percentage" office:value="0.054">
            <text:p>5.4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Simple Assault</text:p>
          </table:table-cell>
          <table:table-cell table:style-name="ce27" office:value-type="float" office:value="15706">
            <text:p>15,706</text:p>
          </table:table-cell>
          <table:table-cell table:style-name="ce27" office:value-type="float" office:value="16605">
            <text:p>16,605</text:p>
          </table:table-cell>
          <table:table-cell table:style-name="ce27" office:value-type="float" office:value="17126">
            <text:p>17,126</text:p>
          </table:table-cell>
          <table:table-cell table:style-name="ce27" office:value-type="float" office:value="17109">
            <text:p>17,109</text:p>
          </table:table-cell>
          <table:table-cell table:style-name="ce27" office:value-type="float" office:value="17802">
            <text:p>17,802</text:p>
          </table:table-cell>
          <table:table-cell table:style-name="ce27" office:value-type="float" office:value="84348">
            <text:p>84,348</text:p>
          </table:table-cell>
          <table:table-cell table:style-name="ce31" table:formula="oooc:=+13.3" office:value-type="string">
            <text:p>1330.00%</text:p>
          </table:table-cell>
          <table:table-cell table:style-name="ce29" office:value-type="percentage" office:value="0.869">
            <text:p>86.9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Intimidation (includes Stalking) </text:p>
          </table:table-cell>
          <table:table-cell table:style-name="ce27" office:value-type="float" office:value="1018">
            <text:p>1,018</text:p>
          </table:table-cell>
          <table:table-cell table:style-name="ce27" office:value-type="float" office:value="1016">
            <text:p>1,016</text:p>
          </table:table-cell>
          <table:table-cell table:style-name="ce27" office:value-type="float" office:value="1010">
            <text:p>1,010</text:p>
          </table:table-cell>
          <table:table-cell table:style-name="ce27" office:value-type="float" office:value="944">
            <text:p>944</text:p>
          </table:table-cell>
          <table:table-cell table:style-name="ce27" office:value-type="float" office:value="993">
            <text:p>993</text:p>
          </table:table-cell>
          <table:table-cell table:style-name="ce27" office:value-type="float" office:value="4981">
            <text:p>4,981</text:p>
          </table:table-cell>
          <table:table-cell table:style-name="ce28" office:value-type="float" office:value="-2.5">
            <text:p>-2.5</text:p>
          </table:table-cell>
          <table:table-cell table:style-name="ce29" office:value-type="percentage" office:value="0.051">
            <text:p>5.1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Kidnapping/Abduction 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17">
            <text:p>117</text:p>
          </table:table-cell>
          <table:table-cell table:style-name="ce26" office:value-type="float" office:value="120">
            <text:p>120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74">
            <text:p>74</text:p>
          </table:table-cell>
          <table:table-cell table:style-name="ce27" office:value-type="float" office:value="508">
            <text:p>508</text:p>
          </table:table-cell>
          <table:table-cell table:style-name="ce28" office:value-type="float" office:value="-25.3">
            <text:p>-25.3</text:p>
          </table:table-cell>
          <table:table-cell table:style-name="ce29" office:value-type="percentage" office:value="0.005">
            <text:p>0.50%</text:p>
          </table:table-cell>
          <table:table-cell table:number-columns-repeated="6" table:style-name="ce24"/>
        </table:table-row>
        <table:table-row table:style-name="ro2">
          <table:table-cell table:style-name="ce26" office:value-type="string">
            <text:p>Total </text:p>
          </table:table-cell>
          <table:table-cell table:style-name="ce27" office:value-type="float" office:value="18328">
            <text:p>18,328</text:p>
          </table:table-cell>
          <table:table-cell table:style-name="ce27" office:value-type="float" office:value="19146">
            <text:p>19,146</text:p>
          </table:table-cell>
          <table:table-cell table:style-name="ce27" office:value-type="float" office:value="19705">
            <text:p>19,705</text:p>
          </table:table-cell>
          <table:table-cell table:style-name="ce27" office:value-type="float" office:value="19572">
            <text:p>19,572</text:p>
          </table:table-cell>
          <table:table-cell table:style-name="ce27" office:value-type="float" office:value="20270">
            <text:p>20,270</text:p>
          </table:table-cell>
          <table:table-cell table:style-name="ce27" office:value-type="float" office:value="97021">
            <text:p>97,021</text:p>
          </table:table-cell>
          <table:table-cell table:style-name="ce31" table:formula="oooc:=+10.6" office:value-type="string">
            <text:p>1060.00%</text:p>
          </table:table-cell>
          <table:table-cell table:style-name="ce29" office:value-type="percentage" office:value="1">
            <text:p>100.00%</text:p>
          </table:table-cell>
          <table:table-cell table:style-name="ce24"/>
        </table:table-row>
        <table:table-row table:style-name="ro2">
          <table:table-cell/>
          <table:table-cell table:number-columns-repeated="6" table:style-name="ce21"/>
          <table:table-cell table:style-name="ce23"/>
          <table:table-cell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 table:style-name="ce21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